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170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paragraph-rsid="000bd170"/>
    </style:style>
    <style:style style:name="P5" style:family="paragraph" style:parent-style-name="Text_20_body">
      <style:paragraph-properties fo:text-align="justify" style:justify-single-word="false"/>
      <style:text-properties fo:font-size="24pt" fo:font-weight="bold" officeooo:paragraph-rsid="000bd170" style:font-size-asian="24pt" style:font-weight-asian="bold" style:font-size-complex="24pt" style:font-weight-complex="bold"/>
    </style:style>
    <style:style style:name="T1" style:family="text">
      <style:text-properties officeooo:rsid="000bd17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4">Screen</text:span></text:span></text:p>
      <text:p text:style-name="P1"><text:span text:style-name="Source_20_Text"/></text:p>
      <text:p text:style-name="P1"><text:span text:style-name="Source_20_Text">Для отсоединения screen от удалённого терминала просто нажмите </text:span><text:span text:style-name="Source_20_Text"><text:span text:style-name="Strong_20_Emphasis">Ctrl+a</text:span></text:span><text:span text:style-name="Source_20_Text">, а затем нажмите </text:span><text:span text:style-name="Source_20_Text"><text:span text:style-name="Strong_20_Emphasis">d</text:span></text:span><text:span text:style-name="Source_20_Text"> и вы вернётесь в терминал, в котором увидите сообщение, что Screen отсоединён. Всё готово — можно выходить из сессии (например, отключиться от SSH), а запущенный в эту сессию процесс останется работать.</text:span></text:p>
      <text:p text:style-name="P1"><text:span text:style-name="Source_20_Text"/></text:p>
      <text:p text:style-name="P1"><text:span text:style-name="Source_20_Text">Если вы хотите возобновить отсоединённую сессию </text:span><text:span text:style-name="Source_20_Text"><text:span text:style-name="Strong_20_Emphasis">screen</text:span></text:span><text:span text:style-name="Source_20_Text">, которую вы оставили перед тем как отключиться, просто снова повторно залогинтесь на удалённом терминале и наберите </text:span></text:p>
      <text:p text:style-name="P1"><text:span text:style-name="Source_20_Text"/></text:p>
      <text:p text:style-name="P1"><text:span text:style-name="Source_20_Text"/></text:p>
      <text:p text:style-name="Standard"><text:span text:style-name="Source_20_Text">screen -r</text:span></text:p>
      <text:p text:style-name="Standard"><text:span text:style-name="Source_20_Text">screen -r &lt;pid</text:span><text:span text:style-name="Source_20_Text"><text:span text:style-name="T1">&gt;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<text:span text:style-name="T4">tmux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tmux detach <text:s/></text:span><text:span text:style-name="Source_20_Text"><text:span text:style-name="T1">отсоединение</text:span></text:span></text:p>
      <text:p text:style-name="Standard"><text:span text:style-name="Source_20_Text"/></text:p>
      <text:p text:style-name="P1"><text:span text:style-name="Source_20_Text">tmux attach <text:s text:c="2"/></text:span><text:span text:style-name="Source_20_Text"><text:span text:style-name="T1">присоединение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4">nohup</text:span></text:span></text:p>
      <text:p text:style-name="P1"><text:span text:style-name="Source_20_Text"/></text:p>
      <text:p text:style-name="P1"><text:span text:style-name="Source_20_Text">fg %JOBID <text:s/></text:span><text:span text:style-name="Source_20_Text"><text:span text:style-name="T1">вернуть процесс запущенный <text:s/>без терминала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Strong_20_Emphasis"><text:span text:style-name="T4">disown</text:span></text:span></text:span></text:p>
      <text:p text:style-name="P1"><text:span text:style-name="Source_20_Text"/></text:p>
      <text:p text:style-name="P1"><text:span text:style-name="Source_20_Text">отправили команду </text:span><text:span text:style-name="Source_20_Text"><text:span text:style-name="Strong_20_Emphasis">ping</text:span></text:span><text:span text:style-name="Source_20_Text"> в фоновый режим, чтобы она продолжала работать и была удалена из списка заданий. Как видно, задание было сначала приостановлено, после чего оно все ещё оставалось в списке заданий с идентификатором процесса: 4910.</text:span></text:p>
      <text:p text:style-name="P1"><text:span text:style-name="Source_20_Text"/></text:p>
      <text:p text:style-name="P1"><text:span text:style-name="Source_20_Text">ping zalinux.ru &gt; pingout &amp;</text:span></text:p>
      <text:p text:style-name="Standard"><text:span text:style-name="Source_20_Text">jobs -l</text:span></text:p>
      <text:p text:style-name="Standard"><text:span text:style-name="Source_20_Text">disown -h %1</text:span></text:p>
      <text:p text:style-name="Standard"><text:span text:style-name="Source_20_Text">ps</text:span> <text:span text:style-name="Source_20_Text">-ef | grep</text:span> <text:span text:style-name="Source_20_Text">ping</text:span></text:p>
      <text:p text:style-name="P1"><text:span text:style-name="Source_20_Text"/></text:p>
      <text:p text:style-name="P1"><text:span text:style-name="Source_20_Text">После этого работе был передан сигнал disown и она была удалена из списка работ, хотя ещё и запущена в фоне. Работа должна ещё быть запущена, когда вы повторно зайдёте на удалённый сервер</text:span></text:p>
      <text:p text:style-name="P1"><text:span text:style-name="Source_20_Text"/></text:p>
      <text:p text:style-name="P1"><text:soft-page-break/><text:span text:style-name="Source_20_Text">ps -ef | grep ping</text:span></text:p>
      <text:p text:style-name="P1"><text:span text:style-name="Source_20_Text"/></text:p>
      <text:p text:style-name="P1"><text:span text:style-name="Source_20_Text"/></text:p>
      <text:p text:style-name="P4"><text:span text:style-name="Source_20_Text"><text:span text:style-name="Strong_20_Emphasis">Disown</text:span></text:span><text:span text:style-name="Source_20_Text"> удаляет работу из списка процессов работ системы, таким образом, процесс защищён от уничтожения во время отключения сеанса, поскольку он не получит SIGHUP от оболочки при выходе из системы. </text:span></text:p>
      <text:p text:style-name="P3">Недостаток этого метода заключается в том, что его следует использовать только для заданий, которые не нуждаются в вводе из stdin (стандартного ввода) и не нуждаются в записи в stdout (стандартный вывод), если только вы не перенаправите ввод и вывод заданий, потому что, когда задание будет пытаться взаимодействовать со стандартным вводом или стандартным выводом, процесс остановится. </text:p>
      <text:p text:style-name="P3"/>
      <text:p text:style-name="P5">setsid</text:p>
      <text:p text:style-name="P3">Другой утилитой для достижения требуемого поведения является setsid. Nohup имеет недостаток в том смысле, что группа процессов процесса остаётся неизменной, поэтому процесс, запущенный с помощью nohup, уязвим для любого сигнала, отправляемого всей группе процессов (например, Ctrl+C). </text:p>
      <text:p text:style-name="P3">С другой стороны, setsid распределяет новую группу процессов для выполняемого процесса, и, следовательно, созданный процесс полностью находится во вновь выделенной группе процессов и может безопасно выполняться, не опасаясь быть уничтоженным даже после выхода из сеанса</text:p>
      <text:p text:style-name="P3"/>
      <text:p text:style-name="P2"><text:span text:style-name="Source_20_Text">setsid sleep</text:span> <text:span text:style-name="Source_20_Text">10m</text:span></text:p>
      <text:p text:style-name="Standard"><text:span text:style-name="Source_20_Text">ps</text:span> <text:span text:style-name="Source_20_Text">-ef | grep</text:span> <text:span text:style-name="Source_20_Text">sleep</text:span></text:p>
      <text:p text:style-name="P3"/>
      <text:p text:style-name="P3"/>
      <text:p text:style-name="P3"/>
      <text:p text:style-name="P1"><text:span text:style-name="Source_20_Text">ps -ef | grep [s]leep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18:16:39.282373673</meta:creation-date>
    <dc:date>2023-03-03T18:27:43.506766510</dc:date>
    <meta:editing-duration>PT54S</meta:editing-duration>
    <meta:editing-cycles>1</meta:editing-cycles>
    <meta:document-statistic meta:table-count="0" meta:image-count="0" meta:object-count="0" meta:page-count="2" meta:paragraph-count="26" meta:word-count="344" meta:character-count="2315" meta:non-whitespace-character-count="1987"/>
    <meta:generator>LibreOffice/6.4.7.2$Linux_X86_64 LibreOffice_project/40$Build-2</meta:generator>
  </office:meta>
</office:document-meta>
</file>